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7" style:family="paragraph" style:parent-style-name="Standard" style:list-style-name="WW8Num1"/>
    <style:style style:name="P8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language="el" fo:country="G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db6df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2">[LAST_NAME]</text:span></text:p>
      <text:p text:style-name="P3">Όνομα: <text:span text:style-name="T2">[FIRST_NAME]</text:span></text:p>
      <text:p text:style-name="P3">Πατρώνυμο: <text:span text:style-name="T2">[FATHER_NAME]</text:span></text:p>
      <text:p text:style-name="P3">Κλάδος: <text:span text:style-name="T2">[SPECIALTY]</text:span></text:p>
      <text:p text:style-name="P3">Σχολείο <text:s/>που υπηρετώ: <text:span text:style-name="T2">[SERVING_SCHOOL]</text:span></text:p>
      <text:p text:style-name="P3">Δ/νση κατοικίας: <text:span text:style-name="T2">[HOME_ADDRESS]</text:span></text:p>
      <text:p text:style-name="P3">Τηλέφωνο: <text:span text:style-name="T2">[MOBILE_PHONE]</text:span></text:p>
      <text:p text:style-name="P2"/>
      <text:p text:style-name="P2"/>
      <text:p text:style-name="P2"/>
      <text:p text:style-name="P2"><text:span text:style-name="T2">ΘΕΜΑ</text:span>: <text:span text:style-name="T1">Χορήγηση κανονικής άδειας</text:span></text:p>
      <text:p text:style-name="P5">(για αναπληρωτές/<text:span text:style-name="T8">ώτριες</text:span>)</text:p>
      <text:p text:style-name="P2"/>
      <text:p text:style-name="P2"/>
      <text:p text:style-name="P2">1.Χορηγηθείσα κανονική άδεια τρέχοντος διδακτικού έτους:</text:p>
      <text:p text:style-name="P2">…………………………………………………………………ημέρ……..</text:p>
      <text:p text:style-name="P2"/>
      <text:p text:style-name="P6">ΠΡΟΣ</text:p>
      <text:p text:style-name="P2"/>
      <text:p text:style-name="P2">Τ<text:span text:style-name="T8">ον</text:span> κ. Δ/ντή του <text:span text:style-name="T8">1ου ΕΠΑΛ Μοιρών.</text:span></text:p>
      <text:p text:style-name="P2"/>
      <text:p text:style-name="P8">Παρακαλώ να μου χορηγήσετε κανονική άδεια σύμφωνα με την παρ. <text:span text:style-name="T6">θ</text:span> άρθρου 20 Π.Δ. 410/88 &amp; την αριθμ. 44/90 Γνωμοδότηση του Ν.Σ.Κ. <text:span text:style-name="T9">για </text:span><text:span text:style-name="T3">[DURATION]</text:span> <text:s/>από <text:span text:style-name="T4">[START_DATE]</text:span> μέχρι <text:span text:style-name="T5">[END_DATE]</text:span> <text:s/>διότι (ακριβής λόγος σοβαρής, έκτακτης ανάγκης). 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4"/>
      <text:p text:style-name="P4">Μαζί <text:s/>υποβάλλω <text:s/>και:<text:tab/> </text:p>
      <text:p text:style-name="P2"/>
      <text:list xml:id="list3959659159" text:style-name="WW8Num1">
        <text:list-item>
          <text:p text:style-name="P7">Έντυπο/α που θα αποδεικνύ<text:span text:style-name="T8">ει/</text:span>ουν τον λόγο που δήλωσα για να πάρω την άδεια</text:p>
        </text:list-item>
      </text:list>
      <text:p text:style-name="P2"/>
      <text:list xml:id="list202020542514332" text:continue-numbering="true" text:style-name="WW8Num1">
        <text:list-item>
          <text:p text:style-name="P7">.......................................................................................................................................................................................................................</text:p>
        </text:list-item>
      </text:list>
      <text:p text:style-name="P2"/>
      <text:p text:style-name="P2">Ημερομηνία:…………………………………………..</text:p>
      <text:p text:style-name="P2"/>
      <text:p text:style-name="P2"/>
      <text:p text:style-name="P2">………… Αιτ…………………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7-09-28T20:20:19.936680975</dc:date>
    <meta:print-date>2011-11-22T12:01:00</meta:print-date>
    <meta:editing-cycles>11</meta:editing-cycles>
    <meta:editing-duration>PT13H13M24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1" meta:character-count="1179" meta:non-whitespace-character-count="1078"/>
  </office:meta>
</office:document-meta>
</file>